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1" table:default-cell-style-name="ce81"/>
        <table:table-column table:style-name="co4" table:number-columns-repeated="5" table:default-cell-style-name="ce81"/>
        <table:table-column table:style-name="co4" table:number-columns-repeated="96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6"/>
          <table:table-cell table:style-name="ce88" table:number-columns-repeated="40"/>
          <table:table-cell table:style-name="ce91" table:number-columns-repeated="925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87" office:value-type="string" calcext:value-type="string">
            <text:p>tri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5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table:number-columns-repeated="14"/>
          <table:table-cell table:style-name="ce90" table:number-columns-repeated="40"/>
          <table:table-cell table:style-name="ce92" table:number-columns-repeated="925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71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71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1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1"/>
          <table:table-cell table:number-columns-repeated="971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1"/>
          <table:table-cell table:number-columns-repeated="971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1"/>
          <table:table-cell table:number-columns-repeated="97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11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0:17:13.78938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05T16:11:15.318523116</dc:date>
    <meta:editing-duration>P172DT19H47M14S</meta:editing-duration>
    <meta:editing-cycles>819</meta:editing-cycles>
    <meta:generator>LibreOffice/6.1.5.2$Linux_X86_64 LibreOffice_project/10$Build-2</meta:generator>
    <meta:document-statistic meta:table-count="3" meta:cell-count="976" meta:object-count="0"/>
  </office:meta>
</office:document-meta>
</file>